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bottom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width="0.152cm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000000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02cm" svg:stroke-color="#000000" draw:marker-start-width="0.352cm" draw:marker-end-width="0.427cm" draw:fill="solid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Fine_20_Dashed_20__28_var_29_" svg:stroke-width="0.076cm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152cm" svg:stroke-color="#808080" draw:marker-start-width="0.428cm" draw:marker-end="Arrow" draw:marker-end-width="0.528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378cm" fo:min-width="19.307cm"/>
    </style:style>
    <style:style style:name="gr10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11" style:family="graphic" style:parent-style-name="standard">
      <style:graphic-properties svg:stroke-width="0.152cm" svg:stroke-color="#000000" draw:marker-start-width="0.427cm" draw:marker-end-width="0.427cm" draw:fill="solid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1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46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611cm"/>
    </style:style>
    <style:style style:name="gr15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2cm"/>
    </style:style>
    <style:style style:name="gr1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464cm"/>
    </style:style>
    <style:style style:name="gr1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5cm" fo:min-width="2.8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879cm"/>
    </style:style>
    <style:style style:name="gr19" style:family="graphic" style:parent-style-name="standard">
      <style:graphic-properties svg:stroke-width="0.152cm" svg:stroke-color="#000000" draw:marker-start-width="0.427cm" draw:marker-end-width="0.427cm" draw:fill="none" draw:fill-color="#000000" draw:textarea-horizontal-align="justify" draw:textarea-vertical-align="middle" draw:auto-grow-height="false" fo:padding-top="0.2cm" fo:padding-bottom="0.2cm" fo:padding-left="0.325cm" fo:padding-right="0.325cm"/>
    </style:style>
    <style:style style:name="gr20" style:family="graphic" style:parent-style-name="objectwithoutfill">
      <style:graphic-properties draw:stroke="dash" draw:stroke-dash="Fine_20_Dashed_20__28_var_29_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883cm" fo:min-width="1.698cm"/>
    </style:style>
    <style:style style:name="gr22" style:family="graphic" style:parent-style-name="objectwithoutfill">
      <style:graphic-properties draw:stroke="dash" draw:stroke-dash="Fine_20_Dotted"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objectwithoutfill">
      <style:graphic-properties svg:stroke-width="0.076cm" svg:stroke-color="#6bb2f3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24" style:family="graphic" style:parent-style-name="standard">
      <style:graphic-properties svg:stroke-width="0.102cm" svg:stroke-color="#6bb2f3" draw:marker-start-width="0.352cm" draw:marker-end-width="0.427cm" draw:fill="solid" draw:fill-color="#6bb2f3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 style:parent-style-name="standard">
      <style:graphic-properties svg:stroke-width="0.102cm" svg:stroke-color="#6bb2f3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 style:parent-style-name="standard">
      <style:graphic-properties svg:stroke-width="0.102cm" svg:stroke-color="#ffffff" draw:marker-start-width="0.352cm" draw:marker-end-width="0.427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7" style:family="graphic" style:parent-style-name="standard">
      <style:graphic-properties svg:stroke-width="0.102cm" svg:stroke-color="#c5000b" draw:marker-start-width="0.352cm" draw:marker-end-width="0.427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8" style:family="graphic" style:parent-style-name="objectwithoutfill">
      <style:graphic-properties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29" style:family="graphic" style:parent-style-name="objectwithoutfill">
      <style:graphic-properties svg:stroke-width="0.076cm" svg:stroke-color="#000000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0" style:family="graphic" style:parent-style-name="objectwithoutfill">
      <style:graphic-properties draw:stroke="dash" draw:stroke-dash="Fine_20_Dashed_20__28_var_29_" svg:stroke-width="0.076cm" svg:stroke-color="#c5000b" draw:marker-start-width="0.313cm" draw:marker-end="Arrow" draw:marker-end-width="0.342cm" draw:fill="none" draw:textarea-vertical-align="middle" fo:padding-top="0.162cm" fo:padding-bottom="0.162cm" fo:padding-left="0.287cm" fo:padding-right="0.287cm"/>
    </style:style>
    <style:style style:name="gr31" style:family="graphic" style:parent-style-name="objectwithoutfill">
      <style:graphic-properties svg:stroke-color="#000000" draw:fill="none" draw:textarea-vertical-align="middle"/>
    </style:style>
    <style:style style:name="gr3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objectwithoutfill">
      <style:graphic-properties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4" style:family="graphic" style:parent-style-name="standard">
      <style:graphic-properties svg:stroke-width="0.152cm" svg:stroke-color="#6bb2f3" draw:marker-start-width="0.427cm" draw:marker-end-width="0.427cm" draw:fill="solid" draw:fill-color="#6bb2f3" draw:textarea-horizontal-align="justify" draw:textarea-vertical-align="middle" draw:auto-grow-height="false" fo:padding-top="0.2cm" fo:padding-bottom="0.2cm" fo:padding-left="0.325cm" fo:padding-right="0.325cm"/>
    </style:style>
    <style:style style:name="gr35" style:family="graphic" style:parent-style-name="standard">
      <style:graphic-properties svg:stroke-width="0.152cm" svg:stroke-color="#6bb2f3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36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992cm" fo:min-width="1.272cm"/>
    </style:style>
    <style:style style:name="gr37" style:family="graphic" style:parent-style-name="objectwithoutfill">
      <style:graphic-properties draw:stroke="dash" draw:stroke-dash="Fine_20_Dotted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8" style:family="graphic" style:parent-style-name="objectwithoutfill">
      <style:graphic-properties draw:stroke="dash" draw:stroke-dash="Fine_20_Dashed_20__28_var_29_" svg:stroke-width="0.152cm" svg:stroke-color="#6bb2f3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svg:stroke-width="0.152cm" svg:stroke-color="#c5000b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1" style:family="graphic" style:parent-style-name="objectwithoutfill">
      <style:graphic-properties draw:stroke="dash" draw:stroke-dash="Fine_20_Dotted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svg:stroke-width="0.152cm" svg:stroke-color="#c5000b" draw:marker-start-width="0.427cm" draw:marker-end-width="0.427cm" draw:fill="solid" draw:fill-color="#c5000b" draw:textarea-horizontal-align="justify" draw:textarea-vertical-align="middle" draw:auto-grow-height="false" fo:padding-top="0.2cm" fo:padding-bottom="0.2cm" fo:padding-left="0.325cm" fo:padding-right="0.325cm"/>
    </style:style>
    <style:style style:name="gr43" style:family="graphic" style:parent-style-name="objectwithoutfill">
      <style:graphic-properties draw:stroke="dash" draw:stroke-dash="Fine_20_Dashed_20__28_var_29_"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4" style:family="graphic" style:parent-style-name="standard">
      <style:graphic-properties svg:stroke-width="0.152cm" svg:stroke-color="#579d1c" draw:marker-start-width="0.427cm" draw:marker-end-width="0.427cm" draw:fill="solid" draw:fill-color="#579d1c" draw:textarea-horizontal-align="justify" draw:textarea-vertical-align="middle" draw:auto-grow-height="false" fo:padding-top="0.2cm" fo:padding-bottom="0.2cm" fo:padding-left="0.325cm" fo:padding-right="0.325cm"/>
    </style:style>
    <style:style style:name="gr45" style:family="graphic" style:parent-style-name="objectwithoutfill">
      <style:graphic-properties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svg:stroke-width="0.152cm" svg:stroke-color="#579d1c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7" style:family="graphic" style:parent-style-name="objectwithoutfill">
      <style:graphic-properties draw:stroke="dash" draw:stroke-dash="Fine_20_Dotted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8" style:family="graphic" style:parent-style-name="objectwithoutfill">
      <style:graphic-properties draw:stroke="dash" draw:stroke-dash="Fine_20_Dashed_20__28_var_29_" svg:stroke-width="0.152cm" svg:stroke-color="#579d1c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5cm" fo:min-width="2.0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roid Sans Mono1" fo:font-size="18pt" fo:font-weight="bold" style:font-size-asian="18pt" style:font-size-complex="18pt"/>
    </style:style>
    <style:style style:name="P3" style:family="paragraph">
      <style:text-properties style:font-name="Droid Sans Mono1"/>
    </style:style>
    <style:style style:name="P4" style:family="paragraph">
      <style:text-properties style:font-name="Droid Sans Mono1" fo:font-size="18pt"/>
    </style:style>
    <style:style style:name="P5" style:family="paragraph">
      <style:text-properties fo:color="#808080" style:font-name="Droid Sans Mono1" fo:font-size="18pt"/>
    </style:style>
    <style:style style:name="P6" style:family="paragraph">
      <style:text-properties fo:font-size="19pt"/>
    </style:style>
    <style:style style:name="P7" style:family="paragraph">
      <style:text-properties style:font-name="Droid Sans Mono1" fo:font-size="19pt"/>
    </style:style>
    <style:style style:name="T1" style:family="text">
      <style:text-properties style:font-name="Droid Sans Mono1" fo:font-size="18pt" fo:font-weight="bold" style:font-size-asian="18pt" style:font-size-complex="18pt"/>
    </style:style>
    <style:style style:name="T2" style:family="text">
      <style:text-properties style:font-name="Droid Sans Mono1"/>
    </style:style>
    <style:style style:name="T3" style:family="text">
      <style:text-properties style:font-name="Droid Sans Mono1" fo:font-size="18pt"/>
    </style:style>
    <style:style style:name="T4" style:family="text">
      <style:text-properties fo:color="#808080" style:font-name="Droid Sans Mono1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034cm" svg:height="7.821cm" svg:x="1.751cm" svg:y="1.958cm">
          <text:p text:style-name="P1"><text:span text:style-name="T1">XDI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075.640902544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034cm" svg:height="2.259cm" svg:x="1.751cm" svg:y="24.014cm">
          <text:p text:style-name="P1"><text:span text:style-name="T1">XDI Clien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" draw:text-style-name="P1" xml:id="id1" draw:id="id1" draw:layer="layout" svg:width="0.407cm" svg:height="0.346cm" svg:x="8.728cm" svg:y="2.9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2" draw:id="id2" draw:layer="layout" svg:width="0.407cm" svg:height="0.346cm" svg:x="9.894cm" svg:y="4.2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4.472cm" draw:start-shape="id1" draw:start-glue-point="8" draw:end-shape="id2" draw:end-glue-point="6" svg:d="m8932 3309c0 776 320 1163 962 1163" svg:viewBox="0 0 963 1164">
            <text:p/>
          </draw:connector>
          <draw:custom-shape draw:style-name="gr4" draw:text-style-name="P1" xml:id="id3" draw:id="id3" draw:layer="layout" svg:width="0.407cm" svg:height="0.346cm" svg:x="9.894cm" svg:y="6.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8.932cm" svg:y1="3.309cm" svg:x2="9.894cm" svg:y2="6.803cm" draw:start-shape="id1" draw:start-glue-point="8" draw:end-shape="id3" draw:end-glue-point="6" svg:d="m8932 3309c0 2330 320 3494 962 3494" svg:viewBox="0 0 963 3495">
            <text:p/>
          </draw:connector>
          <draw:connector draw:style-name="gr5" draw:text-style-name="P1" draw:layer="layout" draw:type="curve" svg:x1="10.098cm" svg:y1="4.645cm" svg:x2="11.177cm" svg:y2="5.679cm" draw:start-shape="id2" draw:start-glue-point="8" draw:end-shape="id4" draw:end-glue-point="5" svg:d="m10098 4645c0 690 359 1034 1079 1034" svg:viewBox="0 0 1080 1035">
            <text:p/>
          </draw:connector>
          <draw:connector draw:style-name="gr5" draw:text-style-name="P1" draw:layer="layout" draw:type="curve" svg:x1="11.381cm" svg:y1="5.852cm" svg:x2="12.196cm" svg:y2="6.938cm" draw:start-shape="id4" draw:start-glue-point="6" draw:end-shape="id5" draw:end-glue-point="5" svg:d="m11381 5852c0 724 271 1086 815 1086" svg:viewBox="0 0 816 1087">
            <text:p/>
          </draw:connector>
          <draw:connector draw:style-name="gr6" draw:text-style-name="P1" draw:layer="layout" draw:type="curve" svg:x1="10.098cm" svg:y1="4.645cm" svg:x2="10.098cm" svg:y2="6.63cm" draw:start-shape="id2" draw:start-glue-point="8" draw:end-shape="id3" draw:end-glue-point="4" svg:d="m10098 4645v1985" svg:viewBox="0 0 1 1986">
            <text:p/>
          </draw:connector>
          <draw:custom-shape draw:style-name="gr4" draw:text-style-name="P1" xml:id="id4" draw:id="id4" draw:layer="layout" svg:width="0.408cm" svg:height="0.346cm" svg:x="11.177cm" svg:y="5.50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5" draw:id="id5" draw:layer="layout" svg:width="0.407cm" svg:height="0.348cm" svg:x="12.196cm" svg:y="6.7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6" draw:id="id6" draw:layer="layout" svg:width="0.407cm" svg:height="0.346cm" svg:x="2.036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" draw:id="id7" draw:layer="layout" svg:width="0.407cm" svg:height="0.346cm" svg:x="3.202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5.582cm" draw:start-shape="id6" draw:start-glue-point="8" draw:end-shape="id7" draw:end-glue-point="6" svg:d="m2240 14419c0 776 320 1163 962 1163" svg:viewBox="0 0 963 1164">
            <text:p/>
          </draw:connector>
          <draw:custom-shape draw:style-name="gr4" draw:text-style-name="P1" xml:id="id8" draw:id="id8" draw:layer="layout" svg:width="0.407cm" svg:height="0.346cm" svg:x="3.202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2.24cm" svg:y1="14.419cm" svg:x2="3.202cm" svg:y2="17.913cm" draw:start-shape="id6" draw:start-glue-point="8" draw:end-shape="id8" draw:end-glue-point="6" svg:d="m2240 14419c0 2330 320 3494 962 3494" svg:viewBox="0 0 963 3495">
            <text:p/>
          </draw:connector>
          <draw:connector draw:style-name="gr5" draw:text-style-name="P1" draw:layer="layout" draw:type="curve" svg:x1="3.406cm" svg:y1="15.755cm" svg:x2="4.485cm" svg:y2="16.789cm" draw:start-shape="id7" draw:start-glue-point="8" draw:end-shape="id9" draw:end-glue-point="5" svg:d="m3406 15755c0 690 359 1034 1079 1034" svg:viewBox="0 0 1080 1035">
            <text:p/>
          </draw:connector>
          <draw:connector draw:style-name="gr5" draw:text-style-name="P1" draw:layer="layout" draw:type="curve" svg:x1="4.689cm" svg:y1="16.962cm" svg:x2="5.504cm" svg:y2="18.048cm" draw:start-shape="id9" draw:start-glue-point="6" draw:end-shape="id10" draw:end-glue-point="5" svg:d="m4689 16962c0 724 271 1086 815 1086" svg:viewBox="0 0 816 1087">
            <text:p/>
          </draw:connector>
          <draw:connector draw:style-name="gr6" draw:text-style-name="P1" draw:layer="layout" draw:type="curve" svg:x1="3.406cm" svg:y1="15.755cm" svg:x2="3.406cm" svg:y2="17.74cm" draw:start-shape="id7" draw:start-glue-point="8" draw:end-shape="id8" draw:end-glue-point="4" svg:d="m3406 15755v1985" svg:viewBox="0 0 1 1986">
            <text:p/>
          </draw:connector>
          <draw:custom-shape draw:style-name="gr4" draw:text-style-name="P1" xml:id="id9" draw:id="id9" draw:layer="layout" svg:width="0.408cm" svg:height="0.346cm" svg:x="4.485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0" draw:id="id10" draw:layer="layout" svg:width="0.407cm" svg:height="0.348cm" svg:x="5.504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3" draw:text-style-name="P1" xml:id="id11" draw:id="id11" draw:layer="layout" svg:width="0.407cm" svg:height="0.346cm" svg:x="15.247cm" svg:y="14.0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12" draw:id="id12" draw:layer="layout" svg:width="0.407cm" svg:height="0.346cm" svg:x="16.413cm" svg:y="15.4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5.582cm" draw:start-shape="id11" draw:start-glue-point="8" draw:end-shape="id12" draw:end-glue-point="6" svg:d="m15451 14419c0 776 320 1163 962 1163" svg:viewBox="0 0 963 1164">
            <text:p/>
          </draw:connector>
          <draw:custom-shape draw:style-name="gr4" draw:text-style-name="P1" xml:id="id13" draw:id="id13" draw:layer="layout" svg:width="0.407cm" svg:height="0.346cm" svg:x="16.413cm" svg:y="17.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15.451cm" svg:y1="14.419cm" svg:x2="16.413cm" svg:y2="17.913cm" draw:start-shape="id11" draw:start-glue-point="8" draw:end-shape="id13" draw:end-glue-point="6" svg:d="m15451 14419c0 2330 320 3494 962 3494" svg:viewBox="0 0 963 3495">
            <text:p/>
          </draw:connector>
          <draw:connector draw:style-name="gr5" draw:text-style-name="P1" draw:layer="layout" draw:type="curve" svg:x1="16.617cm" svg:y1="15.755cm" svg:x2="17.696cm" svg:y2="16.789cm" draw:start-shape="id12" draw:start-glue-point="8" draw:end-shape="id14" draw:end-glue-point="5" svg:d="m16617 15755c0 690 359 1034 1079 1034" svg:viewBox="0 0 1080 1035">
            <text:p/>
          </draw:connector>
          <draw:connector draw:style-name="gr5" draw:text-style-name="P1" draw:layer="layout" draw:type="curve" svg:x1="17.9cm" svg:y1="16.962cm" svg:x2="18.715cm" svg:y2="18.048cm" draw:start-shape="id14" draw:start-glue-point="6" draw:end-shape="id15" draw:end-glue-point="5" svg:d="m17900 16962c0 724 271 1086 815 1086" svg:viewBox="0 0 816 1087">
            <text:p/>
          </draw:connector>
          <draw:connector draw:style-name="gr6" draw:text-style-name="P1" draw:layer="layout" draw:type="curve" svg:x1="16.617cm" svg:y1="15.755cm" svg:x2="16.617cm" svg:y2="17.74cm" draw:start-shape="id12" draw:start-glue-point="8" draw:end-shape="id13" draw:end-glue-point="4" svg:d="m16617 15755v1985" svg:viewBox="0 0 1 1986">
            <text:p/>
          </draw:connector>
          <draw:custom-shape draw:style-name="gr4" draw:text-style-name="P1" xml:id="id14" draw:id="id14" draw:layer="layout" svg:width="0.408cm" svg:height="0.346cm" svg:x="17.696cm" svg:y="16.61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15" draw:id="id15" draw:layer="layout" svg:width="0.407cm" svg:height="0.348cm" svg:x="18.715cm" svg:y="17.87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7" draw:text-style-name="P1" draw:layer="layout" svg:x1="7.239cm" svg:y1="22.479cm" svg:x2="7.239cm" svg:y2="12.319cm">
          <text:p/>
        </draw:line>
        <draw:line draw:style-name="gr7" draw:text-style-name="P1" draw:layer="layout" svg:x1="14.039cm" svg:y1="12.319cm" svg:x2="14.039cm" svg:y2="22.606cm">
          <text:p/>
        </draw:line>
        <draw:frame draw:style-name="gr8" draw:text-style-name="P3" draw:layer="layout" svg:width="3.169cm" svg:height="0.988cm" svg:x="2.032cm" svg:y="18.588cm">
          <draw:text-box>
            <text:p><text:span text:style-name="T2">Message</text:span></text:p>
          </draw:text-box>
        </draw:frame>
        <draw:frame draw:style-name="gr8" draw:text-style-name="P3" draw:layer="layout" svg:width="3.169cm" svg:height="1.725cm" svg:x="15.633cm" svg:y="18.588cm">
          <draw:text-box>
            <text:p><text:span text:style-name="T2">Message</text:span></text:p>
            <text:p><text:span text:style-name="T2">Result</text:span></text:p>
          </draw:text-box>
        </draw:frame>
        <draw:frame draw:style-name="gr8" draw:text-style-name="P3" draw:layer="layout" svg:width="6.979cm" svg:height="0.988cm" svg:x="7.033cm" svg:y="10.788cm">
          <draw:text-box>
            <text:p><text:span text:style-name="T2">Message Execution</text:span></text:p>
          </draw:text-box>
        </draw:frame>
      </draw:page>
      <draw:page draw:name="page2" draw:style-name="dp1" draw:master-page-name="Default">
        <draw:frame draw:style-name="gr9" draw:text-style-name="P3" draw:layer="layout" svg:width="20.695cm" svg:height="15.728cm" svg:x="0.894cm" svg:y="1.011cm">
          <draw:text-box>
            <text:p><text:span text:style-name="T2">Message:</text:span></text:p>
            <text:p><text:span text:style-name="T2"/></text:p>
            <text:p><text:span text:style-name="T2"/></text:p>
            <text:p><text:span text:style-name="T2"><text:s text:c="2"/></text:span><text:span text:style-name="T2">POST /xdi/graph HTTP/1.1</text:span></text:p>
            <text:p><text:span text:style-name="T2"><text:s text:c="2"/></text:span><text:span text:style-name="T2">Accept: application/xdi+json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=alice[$msg]!:uuid:4378/$do":["$public$do"],"=ali</text:span></text:p>
            <text:p><text:span text:style-name="T2"><text:s text:c="2"/></text:span><text:span text:style-name="T2">ce[$msg]!:uuid:4378/$is()":["(@acmebread)"],"=alice</text:span></text:p>
            <text:p><text:span text:style-name="T2"><text:s text:c="2"/></text:span><text:span text:style-name="T2">[$msg]!:uuid:4378$do/$get":["@acmebread&lt;+name&gt;"]}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Message Result:</text:span></text:p>
            <text:p><text:span text:style-name="T2"/></text:p>
            <text:p><text:span text:style-name="T2"/></text:p>
            <text:p><text:span text:style-name="T2"><text:s text:c="2"/></text:span><text:span text:style-name="T2">HTTP/1.1 200 OK</text:span></text:p>
            <text:p><text:span text:style-name="T2"><text:s text:c="2"/></text:span><text:span text:style-name="T2">Content-Type: application/xdi+json</text:span></text:p>
            <text:p><text:span text:style-name="T2"/></text:p>
            <text:p><text:span text:style-name="T2"><text:s text:c="2"/></text:span><text:span text:style-name="T2">{"@acmebread&lt;+name&gt;&amp;/&amp;":"The ACME Bread Company"}</text:span></text:p>
          </draw:text-box>
        </draw:frame>
      </draw:page>
      <draw:page draw:name="page3" draw:style-name="dp1" draw:master-page-name="Default">
        <draw:custom-shape draw:style-name="gr10" draw:text-style-name="P1" xml:id="id16" draw:id="id16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7" draw:id="id17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16" draw:start-glue-point="8" draw:end-shape="id17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17" draw:start-glue-point="8" draw:end-shape="id18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18" draw:id="id18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18" draw:start-glue-point="8" draw:end-shape="id19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19" draw:id="id19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0" draw:id="id20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18" draw:start-glue-point="8" draw:end-shape="id20" draw:end-glue-point="6" svg:d="m6213 8426c0 4317 830 6475 2490 6475" svg:viewBox="0 0 2491 6476">
          <text:p/>
        </draw:connector>
        <draw:custom-shape draw:style-name="gr11" draw:text-style-name="P1" xml:id="id21" draw:id="id21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18" draw:start-glue-point="8" draw:end-shape="id21" draw:end-glue-point="6" svg:d="m6213 8426c0 6860 830 10289 2491 10289" svg:viewBox="0 0 2492 10290">
          <text:p/>
        </draw:connector>
        <draw:frame draw:style-name="gr17" draw:text-style-name="P5" draw:layer="layout" svg:width="4.693cm" svg:height="0.988cm" svg:x="7.301cm" svg:y="12.479cm">
          <draw:text-box>
            <text:p><text:span text:style-name="T4">!:uuid:8377</text:span></text:p>
          </draw:text-box>
        </draw:frame>
        <draw:frame draw:style-name="gr17" draw:text-style-name="P5" draw:layer="layout" svg:width="4.693cm" svg:height="0.988cm" svg:x="7.603cm" svg:y="16.279cm">
          <draw:text-box>
            <text:p><text:span text:style-name="T4">!:uuid:3290</text:span></text:p>
          </draw:text-box>
        </draw:frame>
        <draw:frame draw:style-name="gr18" draw:text-style-name="P4" draw:layer="layout" svg:width="8.503cm" svg:height="0.988cm" svg:x="10.085cm" svg:y="14.368cm">
          <draw:text-box>
            <text:p><text:span text:style-name="T3">=bob[$msg]!:uuid:8377</text:span></text:p>
          </draw:text-box>
        </draw:frame>
        <draw:frame draw:style-name="gr18" draw:text-style-name="P4" draw:layer="layout" svg:width="8.503cm" svg:height="0.988cm" svg:x="10.085cm" svg:y="18.268cm">
          <draw:text-box>
            <text:p><text:span text:style-name="T3">=bob[$msg]!:uuid:3290</text:span></text:p>
          </draw:text-box>
        </draw:frame>
      </draw:page>
      <draw:page draw:name="page4" draw:style-name="dp1" draw:master-page-name="Default">
        <draw:custom-shape draw:style-name="gr10" draw:text-style-name="P1" xml:id="id22" draw:id="id2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3" draw:id="id2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2" draw:start-glue-point="8" draw:end-shape="id23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3" draw:start-glue-point="8" draw:end-shape="id24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24" draw:id="id2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24" draw:start-glue-point="8" draw:end-shape="id25" draw:end-glue-point="6" svg:d="m6213 8426c0 1850 829 2774 2489 2774" svg:viewBox="0 0 2490 2775">
          <text:p/>
        </draw:connector>
        <draw:frame draw:style-name="gr17" draw:text-style-name="P5" draw:layer="layout" svg:width="3.306cm" svg:height="0.988cm" svg:x="6.9cm" svg:y="9.079cm">
          <draw:text-box>
            <text:p><text:span text:style-name="T4">#0</text:span></text:p>
          </draw:text-box>
        </draw:frame>
        <draw:frame draw:style-name="gr18" draw:text-style-name="P4" draw:layer="layout" svg:width="5.074cm" svg:height="0.988cm" svg:x="10.084cm" svg:y="10.668cm">
          <draw:text-box>
            <text:p><text:span text:style-name="T3">=bob[$msg]#0</text:span></text:p>
          </draw:text-box>
        </draw:frame>
        <draw:custom-shape draw:style-name="gr11" draw:text-style-name="P1" xml:id="id25" draw:id="id2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6" draw:id="id26" draw:layer="layout" svg:width="0.895cm" svg:height="0.895cm" svg:x="8.703cm" svg:y="14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3cm" svg:y2="14.901cm" draw:start-shape="id24" draw:start-glue-point="8" draw:end-shape="id26" draw:end-glue-point="6" svg:d="m6213 8426c0 4317 830 6475 2490 6475" svg:viewBox="0 0 2491 6476">
          <text:p/>
        </draw:connector>
        <draw:custom-shape draw:style-name="gr11" draw:text-style-name="P1" xml:id="id27" draw:id="id27" draw:layer="layout" svg:width="0.895cm" svg:height="0.895cm" svg:x="8.704cm" svg:y="18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4cm" svg:y2="18.715cm" draw:start-shape="id24" draw:start-glue-point="8" draw:end-shape="id27" draw:end-glue-point="6" svg:d="m6213 8426c0 6860 830 10289 2491 10289" svg:viewBox="0 0 2492 10290">
          <text:p/>
        </draw:connector>
        <draw:frame draw:style-name="gr17" draw:text-style-name="P5" draw:layer="layout" svg:width="3.306cm" svg:height="0.988cm" svg:x="7.301cm" svg:y="12.479cm">
          <draw:text-box>
            <text:p><text:span text:style-name="T4">#1</text:span></text:p>
          </draw:text-box>
        </draw:frame>
        <draw:frame draw:style-name="gr17" draw:text-style-name="P5" draw:layer="layout" svg:width="3.306cm" svg:height="0.988cm" svg:x="7.603cm" svg:y="16.279cm">
          <draw:text-box>
            <text:p><text:span text:style-name="T4">#2</text:span></text:p>
          </draw:text-box>
        </draw:frame>
        <draw:frame draw:style-name="gr18" draw:text-style-name="P4" draw:layer="layout" svg:width="5.074cm" svg:height="0.988cm" svg:x="10.085cm" svg:y="14.368cm">
          <draw:text-box>
            <text:p><text:span text:style-name="T3">=bob[$msg]#1</text:span></text:p>
          </draw:text-box>
        </draw:frame>
        <draw:frame draw:style-name="gr18" draw:text-style-name="P4" draw:layer="layout" svg:width="5.074cm" svg:height="0.988cm" svg:x="10.085cm" svg:y="18.268cm">
          <draw:text-box>
            <text:p><text:span text:style-name="T3">=bob[$msg]#2</text:span></text:p>
          </draw:text-box>
        </draw:frame>
      </draw:page>
      <draw:page draw:name="page5" draw:style-name="dp1" draw:master-page-name="Default">
        <draw:custom-shape draw:style-name="gr10" draw:text-style-name="P1" xml:id="id28" draw:id="id28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9" draw:id="id29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28" draw:start-glue-point="8" draw:end-shape="id29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29" draw:start-glue-point="8" draw:end-shape="id30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0" draw:id="id30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0" draw:start-glue-point="8" draw:end-shape="id31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1" draw:id="id31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xml:id="id32" draw:id="id32" draw:layer="layout" svg:width="0.895cm" svg:height="0.894cm" svg:x="2.886cm" svg:y="16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3.55cm" svg:height="0.988cm" svg:x="4.322cm" svg:y="16.336cm">
          <draw:text-box>
            <text:p><text:span text:style-name="T3">(=alice)</text:span></text:p>
          </draw:text-box>
        </draw:frame>
        <draw:connector draw:style-name="gr12" draw:text-style-name="P1" draw:layer="layout" draw:type="curve" svg:x1="0.776cm" svg:y1="1.898cm" svg:x2="2.886cm" svg:y2="16.804cm" draw:start-shape="id28" draw:start-glue-point="8" draw:end-shape="id32" draw:end-glue-point="6" svg:d="m776 1898c0 9938 703 14906 2110 14906" svg:viewBox="0 0 2111 14907">
          <text:p/>
        </draw:connector>
        <draw:frame draw:style-name="gr16" draw:text-style-name="P5" draw:layer="layout" svg:width="3.55cm" svg:height="0.988cm" svg:x="1.696cm" svg:y="10.467cm">
          <draw:text-box>
            <text:p><text:span text:style-name="T4">(=alice)</text:span></text:p>
          </draw:text-box>
        </draw:frame>
        <draw:connector draw:style-name="gr20" draw:text-style-name="P1" draw:layer="layout" draw:type="curve" svg:x1="9.15cm" svg:y1="11.647cm" svg:x2="3.334cm" svg:y2="16.357cm" draw:start-shape="id31" draw:start-glue-point="8" draw:end-shape="id32" draw:end-glue-point="4" svg:d="m9150 11647c0 3532-5816 1178-5816 4710" svg:viewBox="0 0 5817 4711">
          <text:p/>
        </draw:connector>
        <draw:frame draw:style-name="gr8" draw:text-style-name="P4" draw:layer="layout" svg:width="2.407cm" svg:height="0.988cm" svg:x="4.318cm" svg:y="12.601cm">
          <draw:text-box>
            <text:p><text:span text:style-name="T3">$is()</text:span></text:p>
          </draw:text-box>
        </draw:frame>
      </draw:page>
      <draw:page draw:name="page6" draw:style-name="dp1" draw:master-page-name="Default">
        <draw:custom-shape draw:style-name="gr10" draw:text-style-name="P1" xml:id="id33" draw:id="id33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4" draw:id="id34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33" draw:start-glue-point="8" draw:end-shape="id34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34" draw:start-glue-point="8" draw:end-shape="id35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35" draw:id="id35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35" draw:start-glue-point="8" draw:end-shape="id36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36" draw:id="id36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37" draw:id="id37" draw:layer="layout" svg:width="0.895cm" svg:height="0.894cm" svg:x="2.886cm" svg:y="12.2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4" draw:layer="layout" svg:width="2.788cm" svg:height="0.988cm" svg:x="0.222cm" svg:y="13.236cm">
          <draw:text-box>
            <text:p><text:span text:style-name="T3">=alice</text:span></text:p>
          </draw:text-box>
        </draw:frame>
        <draw:connector draw:style-name="gr12" draw:text-style-name="P1" draw:layer="layout" draw:type="curve" svg:x1="0.776cm" svg:y1="1.898cm" svg:x2="2.886cm" svg:y2="12.704cm" draw:start-shape="id33" draw:start-glue-point="8" draw:end-shape="id37" draw:end-glue-point="6" svg:d="m776 1898c0 7204 703 10806 2110 10806" svg:viewBox="0 0 2111 10807">
          <text:p/>
        </draw:connector>
        <draw:frame draw:style-name="gr16" draw:text-style-name="P5" draw:layer="layout" svg:width="2.788cm" svg:height="0.988cm" svg:x="1.796cm" svg:y="10.067cm">
          <draw:text-box>
            <text:p><text:span text:style-name="T4">=alice</text:span></text:p>
          </draw:text-box>
        </draw:frame>
        <draw:connector draw:style-name="gr20" draw:text-style-name="P1" draw:layer="layout" draw:type="curve" svg:x1="9.15cm" svg:y1="11.647cm" svg:x2="14.961cm" svg:y2="24.81cm" draw:start-shape="id36" draw:start-glue-point="8" draw:end-shape="id38" draw:end-glue-point="4" svg:d="m9150 11647c0 9871 5811 3290 5811 13163" svg:viewBox="0 0 5812 13164">
          <text:p/>
        </draw:connector>
        <draw:frame draw:style-name="gr8" draw:text-style-name="P4" draw:layer="layout" svg:width="1.645cm" svg:height="0.988cm" svg:x="11.026cm" svg:y="16.078cm">
          <draw:text-box>
            <text:p><text:span text:style-name="T3">$do</text:span></text:p>
          </draw:text-box>
        </draw:frame>
        <draw:connector draw:style-name="gr12" draw:text-style-name="P1" draw:layer="layout" draw:type="curve" svg:x1="3.334cm" svg:y1="13.151cm" svg:x2="5.767cm" svg:y2="15.78cm" draw:start-shape="id37" draw:start-glue-point="8" draw:end-shape="id39" draw:end-glue-point="6" svg:d="m3334 13151c0 1753 811 2629 2433 2629" svg:viewBox="0 0 2434 2630">
          <text:p/>
        </draw:connector>
        <draw:frame draw:style-name="gr14" draw:text-style-name="P4" draw:layer="layout" svg:width="4.111cm" svg:height="0.988cm" svg:x="1.749cm" svg:y="16.197cm">
          <draw:text-box>
            <text:p><text:span text:style-name="T3">=alice$to</text:span></text:p>
          </draw:text-box>
        </draw:frame>
        <draw:frame draw:style-name="gr15" draw:text-style-name="P5" draw:layer="layout" svg:width="2.5cm" svg:height="0.988cm" svg:x="4.021cm" svg:y="13.678cm">
          <draw:text-box>
            <text:p><text:span text:style-name="T4">$to</text:span></text:p>
          </draw:text-box>
        </draw:frame>
        <draw:custom-shape draw:style-name="gr11" draw:text-style-name="P1" xml:id="id39" draw:id="id39" draw:layer="layout" svg:width="0.894cm" svg:height="0.894cm" svg:x="5.767cm" svg:y="15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4cm" svg:y1="16.227cm" svg:x2="8.703cm" svg:y2="19.001cm" draw:start-shape="id39" draw:start-glue-point="8" draw:end-shape="id40" draw:end-glue-point="6" svg:d="m6214 16227c0 1850 829 2774 2489 2774" svg:viewBox="0 0 2490 2775">
          <text:p/>
        </draw:connector>
        <draw:frame draw:style-name="gr17" draw:text-style-name="P5" draw:layer="layout" svg:width="3.306cm" svg:height="0.988cm" svg:x="6.901cm" svg:y="16.88cm">
          <draw:text-box>
            <text:p><text:span text:style-name="T4">=bob</text:span></text:p>
          </draw:text-box>
        </draw:frame>
        <draw:custom-shape draw:style-name="gr11" draw:text-style-name="P1" xml:id="id40" draw:id="id40" draw:layer="layout" svg:width="0.895cm" svg:height="0.895cm" svg:x="8.703cm" svg:y="18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151cm" svg:y1="19.448cm" svg:x2="11.577cm" svg:y2="22.037cm" draw:start-shape="id40" draw:start-glue-point="8" draw:end-shape="id41" draw:end-glue-point="6" svg:d="m9151 19448c0 1726 808 2589 2426 2589" svg:viewBox="0 0 2427 2590">
          <text:p/>
        </draw:connector>
        <draw:frame draw:style-name="gr14" draw:text-style-name="P4" draw:layer="layout" svg:width="7.36cm" svg:height="0.988cm" svg:x="4.259cm" svg:y="22.554cm">
          <draw:text-box>
            <text:p><text:span text:style-name="T3">=alice$to=bob$from</text:span></text:p>
          </draw:text-box>
        </draw:frame>
        <draw:frame draw:style-name="gr21" draw:text-style-name="P5" draw:layer="layout" svg:width="2.407cm" svg:height="1.133cm" svg:x="10.033cm" svg:y="19.99cm">
          <draw:text-box>
            <text:p><text:span text:style-name="T4">$from</text:span></text:p>
          </draw:text-box>
        </draw:frame>
        <draw:custom-shape draw:style-name="gr11" draw:text-style-name="P1" xml:id="id41" draw:id="id41" draw:layer="layout" svg:width="0.894cm" svg:height="0.894cm" svg:x="11.577cm" svg:y="21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2.024cm" svg:y1="22.484cm" svg:x2="14.513cm" svg:y2="25.258cm" draw:start-shape="id41" draw:start-glue-point="8" draw:end-shape="id38" draw:end-glue-point="6" svg:d="m12024 22484c0 1850 829 2774 2489 2774" svg:viewBox="0 0 2490 2775">
          <text:p/>
        </draw:connector>
        <draw:frame draw:style-name="gr17" draw:text-style-name="P5" draw:layer="layout" svg:width="3.306cm" svg:height="0.988cm" svg:x="12.711cm" svg:y="23.137cm">
          <draw:text-box>
            <text:p><text:span text:style-name="T4">$do</text:span></text:p>
          </draw:text-box>
        </draw:frame>
        <draw:custom-shape draw:style-name="gr11" draw:text-style-name="P1" xml:id="id38" draw:id="id38" draw:layer="layout" svg:width="0.895cm" svg:height="0.895cm" svg:x="14.513cm" svg:y="24.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4" draw:layer="layout" svg:width="5.455cm" svg:height="0.988cm" svg:x="3.287cm" svg:y="19.494cm">
          <draw:text-box>
            <text:p><text:span text:style-name="T3">=alice$to=bob</text:span></text:p>
          </draw:text-box>
        </draw:frame>
        <draw:frame draw:style-name="gr14" draw:text-style-name="P4" draw:layer="layout" svg:width="8.503cm" svg:height="0.988cm" svg:x="5.659cm" svg:y="25.654cm">
          <draw:text-box>
            <text:p><text:span text:style-name="T3">=alice$to=bob$from$do</text:span></text:p>
          </draw:text-box>
        </draw:frame>
      </draw:page>
      <draw:page draw:name="page7" draw:style-name="dp1" draw:master-page-name="Default">
        <draw:custom-shape draw:style-name="gr10" draw:text-style-name="P1" xml:id="id42" draw:id="id42" draw:layer="layout" svg:width="0.895cm" svg:height="0.895cm" svg:x="0.328cm" svg:y="1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43" draw:id="id43" draw:layer="layout" svg:width="0.895cm" svg:height="0.894cm" svg:x="2.886cm" svg:y="4.4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0.776cm" svg:y1="1.898cm" svg:x2="2.886cm" svg:y2="4.903cm" draw:start-shape="id42" draw:start-glue-point="8" draw:end-shape="id43" draw:end-glue-point="6" svg:d="m776 1898c0 2004 703 3005 2110 3005" svg:viewBox="0 0 2111 3006">
          <text:p/>
        </draw:connector>
        <draw:frame draw:style-name="gr13" draw:text-style-name="P4" draw:layer="layout" svg:width="2.026cm" svg:height="0.988cm" svg:x="4.322cm" svg:y="4.335cm">
          <draw:text-box>
            <text:p><text:span text:style-name="T3">=bob</text:span></text:p>
          </draw:text-box>
        </draw:frame>
        <draw:connector draw:style-name="gr12" draw:text-style-name="P1" draw:layer="layout" draw:type="curve" svg:x1="3.334cm" svg:y1="5.35cm" svg:x2="5.766cm" svg:y2="7.979cm" draw:start-shape="id43" draw:start-glue-point="8" draw:end-shape="id44" draw:end-glue-point="6" svg:d="m3334 5350c0 1753 810 2629 2432 2629" svg:viewBox="0 0 2433 2630">
          <text:p/>
        </draw:connector>
        <draw:frame draw:style-name="gr14" draw:text-style-name="P4" draw:layer="layout" svg:width="4.312cm" svg:height="0.988cm" svg:x="7.148cm" svg:y="7.496cm">
          <draw:text-box>
            <text:p><text:span text:style-name="T3">=bob[$msg]</text:span></text:p>
          </draw:text-box>
        </draw:frame>
        <draw:frame draw:style-name="gr15" draw:text-style-name="P5" draw:layer="layout" svg:width="2.788cm" svg:height="0.988cm" svg:x="3.92cm" svg:y="6.077cm">
          <draw:text-box>
            <text:p><text:span text:style-name="T4">[$msg]</text:span></text:p>
          </draw:text-box>
        </draw:frame>
        <draw:frame draw:style-name="gr16" draw:text-style-name="P5" draw:layer="layout" svg:width="2.026cm" svg:height="0.988cm" svg:x="1.196cm" svg:y="2.767cm">
          <draw:text-box>
            <text:p><text:span text:style-name="T4">=bob</text:span></text:p>
          </draw:text-box>
        </draw:frame>
        <draw:custom-shape draw:style-name="gr11" draw:text-style-name="P1" xml:id="id44" draw:id="id44" draw:layer="layout" svg:width="0.894cm" svg:height="0.894cm" svg:x="5.766cm" svg:y="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6.213cm" svg:y1="8.426cm" svg:x2="8.702cm" svg:y2="11.2cm" draw:start-shape="id44" draw:start-glue-point="8" draw:end-shape="id45" draw:end-glue-point="6" svg:d="m6213 8426c0 1850 829 2774 2489 2774" svg:viewBox="0 0 2490 2775">
          <text:p/>
        </draw:connector>
        <draw:frame draw:style-name="gr17" draw:text-style-name="P5" draw:layer="layout" svg:width="4.693cm" svg:height="0.988cm" svg:x="6.9cm" svg:y="9.079cm">
          <draw:text-box>
            <text:p><text:span text:style-name="T4">!:uuid:4378</text:span></text:p>
          </draw:text-box>
        </draw:frame>
        <draw:frame draw:style-name="gr18" draw:text-style-name="P4" draw:layer="layout" svg:width="8.503cm" svg:height="0.988cm" svg:x="10.084cm" svg:y="10.668cm">
          <draw:text-box>
            <text:p><text:span text:style-name="T3">=bob[$msg]!:uuid:4378</text:span></text:p>
          </draw:text-box>
        </draw:frame>
        <draw:custom-shape draw:style-name="gr11" draw:text-style-name="P1" xml:id="id45" draw:id="id45" draw:layer="layout" svg:width="0.895cm" svg:height="0.895cm" svg:x="8.702cm" svg:y="10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9.15cm" svg:y1="11.647cm" svg:x2="11.462cm" svg:y2="14.392cm" draw:start-shape="id45" draw:start-glue-point="8" draw:end-shape="id46" draw:end-glue-point="5" svg:d="m9150 11647c0 1830 770 2745 2312 2745" svg:viewBox="0 0 2313 2746">
          <text:p/>
        </draw:connector>
        <draw:frame draw:style-name="gr17" draw:text-style-name="P5" draw:layer="layout" svg:width="3.931cm" svg:height="0.988cm" svg:x="9.649cm" svg:y="12.282cm">
          <draw:text-box>
            <text:p><text:span text:style-name="T4">&lt;$secret&gt;</text:span></text:p>
          </draw:text-box>
        </draw:frame>
        <draw:frame draw:style-name="gr18" draw:text-style-name="P4" draw:layer="layout" svg:width="11.932cm" svg:height="0.988cm" svg:x="-0.275cm" svg:y="14.859cm">
          <draw:text-box>
            <text:p><text:span text:style-name="T3">=bob[$msg]!:uuid:4378&lt;$secret&gt;</text:span></text:p>
          </draw:text-box>
        </draw:frame>
        <draw:custom-shape draw:style-name="gr11" draw:text-style-name="P1" xml:id="id46" draw:id="id46" draw:layer="layout" svg:width="0.889cm" svg:height="0.889cm" svg:x="11.462cm" svg:y="13.94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1.906cm" svg:y1="14.837cm" svg:x2="14.383cm" svg:y2="17.622cm" draw:start-shape="id46" draw:start-glue-point="6" draw:end-shape="id47" draw:end-glue-point="5" svg:d="m11906 14837c0 1857 825 2785 2477 2785" svg:viewBox="0 0 2478 2786">
          <text:p/>
        </draw:connector>
        <draw:frame draw:style-name="gr17" draw:text-style-name="P5" draw:layer="layout" svg:width="3.55cm" svg:height="0.988cm" svg:x="12.57cm" svg:y="15.512cm">
          <draw:text-box>
            <text:p><text:span text:style-name="T4">&lt;$token&gt;</text:span></text:p>
          </draw:text-box>
        </draw:frame>
        <draw:frame draw:style-name="gr18" draw:text-style-name="P4" draw:layer="layout" svg:width="14.98cm" svg:height="0.988cm" svg:x="-0.346cm" svg:y="18.101cm">
          <draw:text-box>
            <text:p><text:span text:style-name="T3">=bob[$msg]!:uuid:4378&lt;$secret&gt;&lt;$token&gt;</text:span></text:p>
          </draw:text-box>
        </draw:frame>
        <draw:custom-shape draw:style-name="gr11" draw:text-style-name="P1" xml:id="id47" draw:id="id47" draw:layer="layout" svg:width="0.889cm" svg:height="0.889cm" svg:x="14.383cm" svg:y="17.17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1" draw:layer="layout" draw:type="curve" svg:x1="14.827cm" svg:y1="18.067cm" svg:x2="17.304cm" svg:y2="20.869cm" draw:start-shape="id47" draw:start-glue-point="6" draw:end-shape="id48" draw:end-glue-point="5" svg:d="m14827 18067c0 1868 825 2802 2477 2802" svg:viewBox="0 0 2478 2803">
          <text:p/>
        </draw:connector>
        <draw:frame draw:style-name="gr17" draw:text-style-name="P5" draw:layer="layout" svg:width="3.306cm" svg:height="0.988cm" svg:x="15.491cm" svg:y="18.759cm">
          <draw:text-box>
            <text:p><text:span text:style-name="T4">&amp;</text:span></text:p>
          </draw:text-box>
        </draw:frame>
        <draw:frame draw:style-name="gr18" draw:text-style-name="P4" draw:layer="layout" svg:width="15.361cm" svg:height="0.988cm" svg:x="2.084cm" svg:y="21.336cm">
          <draw:text-box>
            <text:p><text:span text:style-name="T3">=bob[$msg]!:uuid:4378&lt;$secret&gt;&lt;$token&gt;&amp;</text:span></text:p>
          </draw:text-box>
        </draw:frame>
        <draw:custom-shape draw:style-name="gr19" draw:text-style-name="P1" xml:id="id48" draw:id="id48" draw:layer="layout" svg:width="0.889cm" svg:height="0.889cm" svg:x="17.304cm" svg:y="20.4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1" draw:layer="layout" draw:type="curve" svg:x1="17.748cm" svg:y1="21.314cm" svg:x2="20.257cm" svg:y2="23.865cm" draw:start-shape="id48" draw:start-glue-point="6" draw:end-shape="id49" draw:end-glue-point="3" svg:d="m17748 21314c0 1701 836 2551 2509 2551" svg:viewBox="0 0 2510 2552">
          <text:p/>
        </draw:connector>
        <draw:frame draw:style-name="gr17" draw:text-style-name="P5" draw:layer="layout" svg:width="3.306cm" svg:height="0.988cm" svg:x="18.412cm" svg:y="22.028cm">
          <draw:text-box>
            <text:p><text:span text:style-name="T4">&amp;</text:span></text:p>
          </draw:text-box>
        </draw:frame>
        <draw:frame draw:style-name="gr18" draw:text-style-name="P4" draw:layer="layout" svg:width="4.379cm" svg:height="0.988cm" svg:x="18.161cm" svg:y="24.765cm">
          <draw:text-box>
            <text:p><text:span text:style-name="T3">“</text:span><text:span text:style-name="T3">s3cr3t”</text:span></text:p>
          </draw:text-box>
        </draw:frame>
        <draw:custom-shape draw:style-name="gr10" draw:text-style-name="P1" xml:id="id49" draw:id="id49" draw:layer="layout" svg:width="0.889cm" svg:height="0.889cm" svg:x="20.257cm" svg:y="23.42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g>
          <draw:g>
            <draw:custom-shape draw:style-name="gr3" draw:text-style-name="P1" xml:id="id50" draw:id="id50" draw:layer="layout" svg:width="0.407cm" svg:height="0.346cm" svg:x="16.564cm" svg:y="6.38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51" draw:id="id51" draw:layer="layout" svg:width="0.407cm" svg:height="0.346cm" svg:x="17.73cm" svg:y="7.7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7.89cm" draw:start-shape="id50" draw:start-glue-point="8" draw:end-shape="id51" draw:end-glue-point="6" svg:d="m16768 6727c0 776 320 1163 962 1163" svg:viewBox="0 0 963 1164">
              <text:p/>
            </draw:connector>
            <draw:custom-shape draw:style-name="gr4" draw:text-style-name="P1" xml:id="id52" draw:id="id52" draw:layer="layout" svg:width="0.407cm" svg:height="0.346cm" svg:x="17.73cm" svg:y="10.0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6.727cm" svg:x2="17.73cm" svg:y2="10.221cm" draw:start-shape="id50" draw:start-glue-point="8" draw:end-shape="id52" draw:end-glue-point="6" svg:d="m16768 6727c0 2330 320 3494 962 3494" svg:viewBox="0 0 963 3495">
              <text:p/>
            </draw:connector>
            <draw:connector draw:style-name="gr23" draw:text-style-name="P1" draw:layer="layout" draw:type="curve" svg:x1="17.934cm" svg:y1="8.063cm" svg:x2="19.013cm" svg:y2="9.097cm" draw:start-shape="id51" draw:start-glue-point="8" draw:end-shape="id53" draw:end-glue-point="5" svg:d="m17934 8063c0 690 359 1034 1079 1034" svg:viewBox="0 0 1080 1035">
              <text:p/>
            </draw:connector>
            <draw:connector draw:style-name="gr23" draw:text-style-name="P1" draw:layer="layout" draw:type="curve" svg:x1="19.217cm" svg:y1="9.27cm" svg:x2="20.032cm" svg:y2="10.356cm" draw:start-shape="id53" draw:start-glue-point="6" draw:end-shape="id54" draw:end-glue-point="5" svg:d="m19217 9270c0 724 271 1086 815 1086" svg:viewBox="0 0 816 1087">
              <text:p/>
            </draw:connector>
            <draw:connector draw:style-name="gr6" draw:text-style-name="P1" draw:layer="layout" draw:type="curve" svg:x1="17.934cm" svg:y1="8.063cm" svg:x2="17.934cm" svg:y2="10.048cm" draw:start-shape="id51" draw:start-glue-point="8" draw:end-shape="id52" draw:end-glue-point="4" svg:d="m17934 8063v1985" svg:viewBox="0 0 1 1986">
              <text:p/>
            </draw:connector>
            <draw:custom-shape draw:style-name="gr24" draw:text-style-name="P1" xml:id="id53" draw:id="id53" draw:layer="layout" svg:width="0.408cm" svg:height="0.346cm" svg:x="19.013cm" svg:y="8.92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25" draw:text-style-name="P1" xml:id="id54" draw:id="id54" draw:layer="layout" svg:width="0.407cm" svg:height="0.348cm" svg:x="20.032cm" svg:y="10.182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" draw:layer="layout" svg:x1="7.928cm" svg:y1="8.455cm" svg:x2="15.548cm" svg:y2="8.455cm">
            <text:p/>
          </draw:line>
          <draw:frame draw:style-name="gr8" draw:text-style-name="P4" draw:layer="layout" svg:width="2.026cm" svg:height="0.988cm" svg:x="1.203cm" svg:y="7.961cm">
            <draw:text-box>
              <text:p><text:span text:style-name="T3">$set</text:span></text:p>
            </draw:text-box>
          </draw:frame>
          <draw:g>
            <draw:custom-shape draw:style-name="gr26" draw:text-style-name="P1" xml:id="id55" draw:id="id55" draw:layer="layout" svg:width="0.407cm" svg:height="0.346cm" svg:x="3.695cm" svg:y="7.0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3.899cm" svg:y1="7.395cm" svg:x2="4.978cm" svg:y2="8.429cm" draw:start-shape="id55" draw:start-glue-point="8" draw:end-shape="id56" draw:end-glue-point="5" svg:d="m3899 7395c0 690 359 1034 1079 1034" svg:viewBox="0 0 1080 1035">
              <text:p/>
            </draw:connector>
            <draw:connector draw:style-name="gr5" draw:text-style-name="P1" draw:layer="layout" draw:type="curve" svg:x1="5.182cm" svg:y1="8.602cm" svg:x2="5.997cm" svg:y2="9.688cm" draw:start-shape="id56" draw:start-glue-point="6" draw:end-shape="id57" draw:end-glue-point="5" svg:d="m5182 8602c0 724 271 1086 815 1086" svg:viewBox="0 0 816 1087">
              <text:p/>
            </draw:connector>
            <draw:custom-shape draw:style-name="gr4" draw:text-style-name="P1" xml:id="id56" draw:id="id56" draw:layer="layout" svg:width="0.408cm" svg:height="0.346cm" svg:x="4.978cm" svg:y="8.256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xml:id="id57" draw:id="id57" draw:layer="layout" svg:width="0.407cm" svg:height="0.348cm" svg:x="5.997cm" svg:y="9.514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</draw:g>
        <draw:g>
          <draw:custom-shape draw:style-name="gr3" draw:text-style-name="P1" xml:id="id58" draw:id="id58" draw:layer="layout" svg:width="0.407cm" svg:height="0.346cm" svg:x="9.587cm" svg:y="1.0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59" draw:id="id59" draw:layer="layout" svg:width="0.407cm" svg:height="0.346cm" svg:x="10.753cm" svg:y="2.4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2.587cm" draw:start-shape="id58" draw:start-glue-point="8" draw:end-shape="id59" draw:end-glue-point="6" svg:d="m9791 1424c0 776 320 1163 962 1163" svg:viewBox="0 0 963 1164">
            <text:p/>
          </draw:connector>
          <draw:custom-shape draw:style-name="gr4" draw:text-style-name="P1" xml:id="id60" draw:id="id60" draw:layer="layout" svg:width="0.407cm" svg:height="0.346cm" svg:x="10.753cm" svg:y="4.7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.424cm" svg:x2="10.753cm" svg:y2="4.918cm" draw:start-shape="id58" draw:start-glue-point="8" draw:end-shape="id60" draw:end-glue-point="6" svg:d="m9791 1424c0 2330 320 3494 962 3494" svg:viewBox="0 0 963 3495">
            <text:p/>
          </draw:connector>
          <draw:connector draw:style-name="gr6" draw:text-style-name="P1" draw:layer="layout" draw:type="curve" svg:x1="10.957cm" svg:y1="2.76cm" svg:x2="10.957cm" svg:y2="4.745cm" draw:start-shape="id59" draw:start-glue-point="8" draw:end-shape="id60" draw:end-glue-point="4" svg:d="m10957 2760v1985" svg:viewBox="0 0 1 1986">
            <text:p/>
          </draw:connector>
        </draw:g>
        <draw:g>
          <draw:custom-shape draw:style-name="gr3" draw:text-style-name="P1" xml:id="id61" draw:id="id61" draw:layer="layout" svg:width="0.407cm" svg:height="0.346cm" svg:x="9.587cm" svg:y="11.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62" draw:id="id62" draw:layer="layout" svg:width="0.407cm" svg:height="0.346cm" svg:x="10.753cm" svg:y="13.1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3.329cm" draw:start-shape="id61" draw:start-glue-point="8" draw:end-shape="id62" draw:end-glue-point="6" svg:d="m9791 12166c0 776 320 1163 962 1163" svg:viewBox="0 0 963 1164">
            <text:p/>
          </draw:connector>
          <draw:custom-shape draw:style-name="gr4" draw:text-style-name="P1" xml:id="id63" draw:id="id63" draw:layer="layout" svg:width="0.407cm" svg:height="0.346cm" svg:x="10.753cm" svg:y="15.4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12.166cm" svg:x2="10.753cm" svg:y2="15.66cm" draw:start-shape="id61" draw:start-glue-point="8" draw:end-shape="id63" draw:end-glue-point="6" svg:d="m9791 12166c0 2330 320 3494 962 3494" svg:viewBox="0 0 963 3495">
            <text:p/>
          </draw:connector>
          <draw:connector draw:style-name="gr5" draw:text-style-name="P1" draw:layer="layout" draw:type="curve" svg:x1="10.957cm" svg:y1="13.502cm" svg:x2="12.036cm" svg:y2="14.536cm" draw:start-shape="id62" draw:start-glue-point="8" draw:end-shape="id64" draw:end-glue-point="5" svg:d="m10957 13502c0 690 359 1034 1079 1034" svg:viewBox="0 0 1080 1035">
            <text:p/>
          </draw:connector>
          <draw:connector draw:style-name="gr5" draw:text-style-name="P1" draw:layer="layout" draw:type="curve" svg:x1="12.24cm" svg:y1="14.709cm" svg:x2="13.055cm" svg:y2="15.795cm" draw:start-shape="id64" draw:start-glue-point="6" draw:end-shape="id65" draw:end-glue-point="5" svg:d="m12240 14709c0 724 271 1086 815 1086" svg:viewBox="0 0 816 1087">
            <text:p/>
          </draw:connector>
          <draw:connector draw:style-name="gr6" draw:text-style-name="P1" draw:layer="layout" draw:type="curve" svg:x1="10.957cm" svg:y1="13.502cm" svg:x2="10.957cm" svg:y2="15.487cm" draw:start-shape="id62" draw:start-glue-point="8" draw:end-shape="id63" draw:end-glue-point="4" svg:d="m10957 13502v1985" svg:viewBox="0 0 1 1986">
            <text:p/>
          </draw:connector>
          <draw:custom-shape draw:style-name="gr4" draw:text-style-name="P1" xml:id="id64" draw:id="id64" draw:layer="layout" svg:width="0.408cm" svg:height="0.346cm" svg:x="12.036cm" svg:y="14.363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65" draw:id="id65" draw:layer="layout" svg:width="0.407cm" svg:height="0.348cm" svg:x="13.055cm" svg:y="15.62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g>
            <draw:custom-shape draw:style-name="gr3" draw:text-style-name="P1" xml:id="id66" draw:id="id66" draw:layer="layout" svg:width="0.407cm" svg:height="0.346cm" svg:x="16.564cm" svg:y="17.25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67" draw:id="id67" draw:layer="layout" svg:width="0.407cm" svg:height="0.346cm" svg:x="17.73cm" svg:y="18.5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16.768cm" svg:y1="17.604cm" svg:x2="17.73cm" svg:y2="18.767cm" draw:start-shape="id66" draw:start-glue-point="8" draw:end-shape="id67" draw:end-glue-point="6" svg:d="m16768 17604c0 776 320 1163 962 1163" svg:viewBox="0 0 963 1164">
              <text:p/>
            </draw:connector>
            <draw:custom-shape draw:style-name="gr27" draw:text-style-name="P1" xml:id="id68" draw:id="id68" draw:layer="layout" svg:width="0.407cm" svg:height="0.346cm" svg:x="17.73cm" svg:y="20.9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28" draw:text-style-name="P1" draw:layer="layout" draw:type="curve" svg:x1="16.768cm" svg:y1="17.604cm" svg:x2="17.73cm" svg:y2="21.098cm" draw:start-shape="id66" draw:start-glue-point="8" draw:end-shape="id68" draw:end-glue-point="6" svg:d="m16768 17604c0 2330 320 3494 962 3494" svg:viewBox="0 0 963 3495">
              <text:p/>
            </draw:connector>
            <draw:connector draw:style-name="gr29" draw:text-style-name="P1" draw:layer="layout" draw:type="curve" svg:x1="17.934cm" svg:y1="18.94cm" svg:x2="19.013cm" svg:y2="19.974cm" draw:start-shape="id67" draw:start-glue-point="8" draw:end-shape="id69" draw:end-glue-point="5" svg:d="m17934 18940c0 690 359 1034 1079 1034" svg:viewBox="0 0 1080 1035">
              <text:p/>
            </draw:connector>
            <draw:connector draw:style-name="gr29" draw:text-style-name="P1" draw:layer="layout" draw:type="curve" svg:x1="19.217cm" svg:y1="20.147cm" svg:x2="20.032cm" svg:y2="21.233cm" draw:start-shape="id69" draw:start-glue-point="6" draw:end-shape="id70" draw:end-glue-point="5" svg:d="m19217 20147c0 724 271 1086 815 1086" svg:viewBox="0 0 816 1087">
              <text:p/>
            </draw:connector>
            <draw:connector draw:style-name="gr30" draw:text-style-name="P1" draw:layer="layout" draw:type="curve" svg:x1="17.934cm" svg:y1="18.94cm" svg:x2="17.934cm" svg:y2="20.925cm" draw:start-shape="id67" draw:start-glue-point="8" draw:end-shape="id68" draw:end-glue-point="4" svg:d="m17934 18940v1985" svg:viewBox="0 0 1 1986">
              <text:p/>
            </draw:connector>
            <draw:custom-shape draw:style-name="gr4" draw:text-style-name="P1" xml:id="id69" draw:id="id69" draw:layer="layout" svg:width="0.408cm" svg:height="0.346cm" svg:x="19.013cm" svg:y="19.801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3" draw:text-style-name="P1" xml:id="id70" draw:id="id70" draw:layer="layout" svg:width="0.407cm" svg:height="0.348cm" svg:x="20.032cm" svg:y="21.059cm">
              <text:p/>
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</draw:custom-shape>
          </draw:g>
          <draw:line draw:style-name="gr7" draw:text-style-name="P1" draw:layer="layout" svg:x1="7.928cm" svg:y1="19.332cm" svg:x2="15.548cm" svg:y2="19.332cm">
            <text:p/>
          </draw:line>
          <draw:frame draw:style-name="gr8" draw:text-style-name="P4" draw:layer="layout" svg:width="2.026cm" svg:height="0.988cm" svg:x="1.203cm" svg:y="18.838cm">
            <draw:text-box>
              <text:p><text:span text:style-name="T3">$del</text:span></text:p>
            </draw:text-box>
          </draw:frame>
          <draw:g>
            <draw:custom-shape draw:style-name="gr26" draw:text-style-name="P1" xml:id="id71" draw:id="id71" draw:layer="layout" svg:width="0.407cm" svg:height="0.346cm" svg:x="4.037cm" svg:y="17.32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xml:id="id72" draw:id="id72" draw:layer="layout" svg:width="0.407cm" svg:height="0.346cm" svg:x="5.203cm" svg:y="20.9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draw:type="curve" svg:x1="4.241cm" svg:y1="17.672cm" svg:x2="5.203cm" svg:y2="21.166cm" draw:start-shape="id71" draw:start-glue-point="8" draw:end-shape="id72" draw:end-glue-point="6" svg:d="m4241 17672c0 2330 320 3494 962 3494" svg:viewBox="0 0 963 3495">
              <text:p/>
            </draw:connector>
          </draw:g>
        </draw:g>
        <draw:g>
          <draw:custom-shape draw:style-name="gr3" draw:text-style-name="P1" xml:id="id73" draw:id="id73" draw:layer="layout" svg:width="0.407cm" svg:height="0.346cm" svg:x="9.587cm" svg:y="22.5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xml:id="id74" draw:id="id74" draw:layer="layout" svg:width="0.407cm" svg:height="0.346cm" svg:x="10.753cm" svg:y="23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1" draw:layer="layout" draw:type="curve" svg:x1="9.791cm" svg:y1="22.944cm" svg:x2="10.753cm" svg:y2="24.107cm" draw:start-shape="id73" draw:start-glue-point="8" draw:end-shape="id74" draw:end-glue-point="6" svg:d="m9791 22944c0 776 320 1163 962 1163" svg:viewBox="0 0 963 1164">
            <text:p/>
          </draw:connector>
          <draw:connector draw:style-name="gr29" draw:text-style-name="P1" draw:layer="layout" draw:type="curve" svg:x1="10.957cm" svg:y1="24.28cm" svg:x2="12.036cm" svg:y2="25.314cm" draw:start-shape="id74" draw:start-glue-point="8" draw:end-shape="id75" draw:end-glue-point="5" svg:d="m10957 24280c0 690 359 1034 1079 1034" svg:viewBox="0 0 1080 1035">
            <text:p/>
          </draw:connector>
          <draw:connector draw:style-name="gr29" draw:text-style-name="P1" draw:layer="layout" draw:type="curve" svg:x1="12.24cm" svg:y1="25.487cm" svg:x2="13.055cm" svg:y2="26.573cm" draw:start-shape="id75" draw:start-glue-point="6" draw:end-shape="id76" draw:end-glue-point="5" svg:d="m12240 25487c0 724 271 1086 815 1086" svg:viewBox="0 0 816 1087">
            <text:p/>
          </draw:connector>
          <draw:custom-shape draw:style-name="gr4" draw:text-style-name="P1" xml:id="id75" draw:id="id75" draw:layer="layout" svg:width="0.408cm" svg:height="0.346cm" svg:x="12.036cm" svg:y="25.141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1" xml:id="id76" draw:id="id76" draw:layer="layout" svg:width="0.407cm" svg:height="0.348cm" svg:x="13.055cm" svg:y="26.399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31" draw:text-style-name="P1" draw:layer="layout" svg:x1="1.016cm" svg:y1="5.735cm" svg:x2="20.574cm" svg:y2="5.735cm">
          <text:p/>
        </draw:line>
        <draw:line draw:style-name="gr31" draw:text-style-name="P1" draw:layer="layout" svg:x1="1.016cm" svg:y1="11.174cm" svg:x2="20.574cm" svg:y2="11.174cm">
          <text:p/>
        </draw:line>
        <draw:line draw:style-name="gr31" draw:text-style-name="P1" draw:layer="layout" svg:x1="1.016cm" svg:y1="22.052cm" svg:x2="20.574cm" svg:y2="22.052cm">
          <text:p/>
        </draw:line>
        <draw:line draw:style-name="gr31" draw:text-style-name="P1" draw:layer="layout" svg:x1="1.016cm" svg:y1="16.613cm" svg:x2="20.574cm" svg:y2="16.613cm">
          <text:p/>
        </draw:line>
      </draw:page>
      <draw:page draw:name="page9" draw:style-name="dp1" draw:master-page-name="Default">
        <draw:custom-shape draw:style-name="gr10" draw:text-style-name="P1" xml:id="id77" draw:id="id7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78" draw:id="id7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77" draw:start-glue-point="8" draw:end-shape="id78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onnector draw:style-name="gr33" draw:text-style-name="P1" draw:layer="layout" draw:type="curve" svg:x1="5.306cm" svg:y1="7.19cm" svg:x2="8.672cm" svg:y2="10.983cm" draw:start-shape="id78" draw:start-glue-point="8" draw:end-shape="id79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33" draw:text-style-name="P1" draw:layer="layout" draw:type="curve" svg:x1="9.307cm" svg:y1="11.618cm" svg:x2="11.847cm" svg:y2="15.606cm" draw:start-shape="id79" draw:start-glue-point="6" draw:end-shape="id80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frame draw:style-name="gr8" draw:text-style-name="P4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custom-shape draw:style-name="gr34" draw:text-style-name="P1" xml:id="id79" draw:id="id79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1" xml:id="id80" draw:id="id80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81" draw:id="id81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6.523cm" draw:start-shape="id77" draw:start-glue-point="8" draw:end-shape="id81" draw:end-glue-point="6" svg:d="m1674 2288c0 16157 999 24235 2997 24235" svg:viewBox="0 0 2998 24236">
          <text:p/>
        </draw:connector>
        <draw:frame draw:style-name="gr32" draw:text-style-name="P5" draw:layer="layout" svg:width="2.407cm" svg:height="0.988cm" svg:x="3.302cm" svg:y="23.267cm">
          <draw:text-box>
            <text:p><text:span text:style-name="T4">@acme</text:span></text:p>
          </draw:text-box>
        </draw:frame>
      </draw:page>
      <draw:page draw:name="page10" draw:style-name="dp1" draw:master-page-name="Default">
        <draw:custom-shape draw:style-name="gr10" draw:text-style-name="P1" xml:id="id82" draw:id="id82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83" draw:id="id83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2" draw:start-glue-point="8" draw:end-shape="id83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34" draw:text-style-name="P1" xml:id="id84" draw:id="id84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connector draw:style-name="gr33" draw:text-style-name="P1" draw:layer="layout" draw:type="curve" svg:x1="1.674cm" svg:y1="2.288cm" svg:x2="4.671cm" svg:y2="21.316cm" draw:start-shape="id82" draw:start-glue-point="8" draw:end-shape="id84" draw:end-glue-point="6" svg:d="m1674 2288c0 12686 999 19028 2997 19028" svg:viewBox="0 0 2998 19029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connector draw:style-name="gr12" draw:text-style-name="P1" draw:layer="layout" draw:type="curve" svg:x1="5.306cm" svg:y1="7.19cm" svg:x2="8.672cm" svg:y2="10.983cm" draw:start-shape="id83" draw:start-glue-point="8" draw:end-shape="id85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12" draw:text-style-name="P1" draw:layer="layout" draw:type="curve" svg:x1="9.307cm" svg:y1="11.618cm" svg:x2="11.847cm" svg:y2="15.606cm" draw:start-shape="id85" draw:start-glue-point="6" draw:end-shape="id86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35" draw:text-style-name="P1" xml:id="id87" draw:id="id87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1" draw:layer="layout" draw:type="curve" svg:x1="12.482cm" svg:y1="16.241cm" svg:x2="15.656cm" svg:y2="20.291cm" draw:start-shape="id86" draw:start-glue-point="6" draw:end-shape="id87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38" draw:text-style-name="P1" draw:layer="layout" draw:type="curve" svg:x1="5.306cm" svg:y1="7.19cm" svg:x2="5.306cm" svg:y2="20.681cm" draw:start-shape="id83" draw:start-glue-point="8" draw:end-shape="id84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11" draw:text-style-name="P1" xml:id="id85" draw:id="id85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86" draw:id="id86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88" draw:id="id88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6.523cm" draw:start-shape="id82" draw:start-glue-point="8" draw:end-shape="id88" draw:end-glue-point="6" svg:d="m1674 2288c0 16157 999 24235 2997 24235" svg:viewBox="0 0 2998 24236">
          <text:p/>
        </draw:connector>
        <draw:frame draw:style-name="gr32" draw:text-style-name="P5" draw:layer="layout" svg:width="2.407cm" svg:height="0.988cm" svg:x="3.302cm" svg:y="23.267cm">
          <draw:text-box>
            <text:p><text:span text:style-name="T4">@acme</text:span></text:p>
          </draw:text-box>
        </draw:frame>
      </draw:page>
      <draw:page draw:name="page11" draw:style-name="dp1" draw:master-page-name="Default">
        <draw:custom-shape draw:style-name="gr10" draw:text-style-name="P1" xml:id="id89" draw:id="id89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0" draw:id="id90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89" draw:start-glue-point="8" draw:end-shape="id90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91" draw:id="id91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2" draw:id="id92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1.316cm" draw:start-shape="id89" draw:start-glue-point="8" draw:end-shape="id91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89" draw:start-glue-point="8" draw:end-shape="id92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39" draw:text-style-name="P1" draw:layer="layout" draw:type="curve" svg:x1="5.306cm" svg:y1="7.19cm" svg:x2="8.672cm" svg:y2="10.983cm" draw:start-shape="id90" draw:start-glue-point="8" draw:end-shape="id93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39" draw:text-style-name="P1" draw:layer="layout" draw:type="curve" svg:x1="9.307cm" svg:y1="11.618cm" svg:x2="11.847cm" svg:y2="15.606cm" draw:start-shape="id93" draw:start-glue-point="6" draw:end-shape="id94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40" draw:text-style-name="P1" xml:id="id95" draw:id="id95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" draw:layer="layout" draw:type="curve" svg:x1="12.482cm" svg:y1="16.241cm" svg:x2="15.656cm" svg:y2="20.291cm" draw:start-shape="id94" draw:start-glue-point="6" draw:end-shape="id95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20" draw:text-style-name="P1" draw:layer="layout" draw:type="curve" svg:x1="5.306cm" svg:y1="7.19cm" svg:x2="5.306cm" svg:y2="20.681cm" draw:start-shape="id90" draw:start-glue-point="8" draw:end-shape="id91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42" draw:text-style-name="P1" xml:id="id93" draw:id="id93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" xml:id="id94" draw:id="id94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2" draw:style-name="dp1" draw:master-page-name="Default">
        <draw:custom-shape draw:style-name="gr10" draw:text-style-name="P1" xml:id="id96" draw:id="id96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7" draw:id="id97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96" draw:start-glue-point="8" draw:end-shape="id97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98" draw:id="id98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99" draw:id="id99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1.316cm" draw:start-shape="id96" draw:start-glue-point="8" draw:end-shape="id98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96" draw:start-glue-point="8" draw:end-shape="id99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3" draw:text-style-name="P1" draw:layer="layout" draw:type="curve" svg:x1="5.306cm" svg:y1="7.19cm" svg:x2="5.306cm" svg:y2="20.681cm" draw:start-shape="id97" draw:start-glue-point="8" draw:end-shape="id98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+friend</text:span></text:p>
          </draw:text-box>
        </draw:frame>
      </draw:page>
      <draw:page draw:name="page13" draw:style-name="dp1" draw:master-page-name="Default">
        <draw:custom-shape draw:style-name="gr10" draw:text-style-name="P1" xml:id="id100" draw:id="id100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xml:id="id101" draw:id="id101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100" draw:start-glue-point="8" draw:end-shape="id101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102" draw:id="id102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3" draw:id="id103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1.316cm" draw:start-shape="id100" draw:start-glue-point="8" draw:end-shape="id102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100" draw:start-glue-point="8" draw:end-shape="id103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45" draw:text-style-name="P1" draw:layer="layout" draw:type="curve" svg:x1="5.306cm" svg:y1="7.19cm" svg:x2="8.672cm" svg:y2="10.983cm" draw:start-shape="id101" draw:start-glue-point="8" draw:end-shape="id104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45" draw:text-style-name="P1" draw:layer="layout" draw:type="curve" svg:x1="9.307cm" svg:y1="11.618cm" svg:x2="11.847cm" svg:y2="15.606cm" draw:start-shape="id104" draw:start-glue-point="6" draw:end-shape="id105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46" draw:text-style-name="P1" xml:id="id106" draw:id="id106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7" draw:text-style-name="P1" draw:layer="layout" draw:type="curve" svg:x1="12.482cm" svg:y1="16.241cm" svg:x2="15.656cm" svg:y2="20.291cm" draw:start-shape="id105" draw:start-glue-point="6" draw:end-shape="id106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48" draw:text-style-name="P1" draw:layer="layout" draw:type="curve" svg:x1="5.306cm" svg:y1="7.19cm" svg:x2="5.306cm" svg:y2="20.681cm" draw:start-shape="id101" draw:start-glue-point="8" draw:end-shape="id102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44" draw:text-style-name="P1" xml:id="id104" draw:id="id104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1" xml:id="id105" draw:id="id105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4" draw:style-name="dp1" draw:master-page-name="Default">
        <draw:custom-shape draw:style-name="gr10" draw:text-style-name="P1" xml:id="id107" draw:id="id107" draw:layer="layout" svg:width="1.27cm" svg:height="1.27cm" svg:x="1.039cm" svg:y="1.0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08" draw:id="id108" draw:layer="layout" svg:width="1.27cm" svg:height="1.27cm" svg:x="4.671cm" svg:y="5.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curve" svg:x1="1.674cm" svg:y1="2.288cm" svg:x2="4.671cm" svg:y2="6.555cm" draw:start-shape="id107" draw:start-glue-point="8" draw:end-shape="id108" draw:end-glue-point="6" svg:d="m1674 2288c0 2845 999 4267 2997 4267" svg:viewBox="0 0 2998 4268">
          <text:p/>
        </draw:connector>
        <draw:frame draw:style-name="gr32" draw:text-style-name="P5" draw:layer="layout" svg:width="2.788cm" svg:height="0.988cm" svg:x="2.258cm" svg:y="3.507cm">
          <draw:text-box>
            <text:p><text:span text:style-name="T4">=alice</text:span></text:p>
          </draw:text-box>
        </draw:frame>
        <draw:frame draw:style-name="gr8" draw:text-style-name="P4" draw:layer="layout" svg:width="2.788cm" svg:height="0.988cm" svg:x="6.709cm" svg:y="6.174cm">
          <draw:text-box>
            <text:p><text:span text:style-name="T3">=alice</text:span></text:p>
          </draw:text-box>
        </draw:frame>
        <draw:custom-shape draw:style-name="gr11" draw:text-style-name="P1" xml:id="id109" draw:id="id109" draw:layer="layout" svg:width="1.27cm" svg:height="1.27cm" svg:x="4.671cm" svg:y="20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110" draw:id="id110" draw:layer="layout" svg:width="1.27cm" svg:height="1.27cm" svg:x="4.671cm" svg:y="25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2.026cm" svg:height="0.988cm" svg:x="6.709cm" svg:y="20.836cm">
          <draw:text-box>
            <text:p><text:span text:style-name="T3">=bob</text:span></text:p>
          </draw:text-box>
        </draw:frame>
        <draw:frame draw:style-name="gr8" draw:text-style-name="P4" draw:layer="layout" svg:width="2.407cm" svg:height="0.988cm" svg:x="6.709cm" svg:y="26.043cm">
          <draw:text-box>
            <text:p><text:span text:style-name="T3">@acme</text:span></text:p>
          </draw:text-box>
        </draw:frame>
        <draw:connector draw:style-name="gr12" draw:text-style-name="P1" draw:layer="layout" draw:type="curve" svg:x1="1.674cm" svg:y1="2.288cm" svg:x2="4.671cm" svg:y2="21.316cm" draw:start-shape="id107" draw:start-glue-point="8" draw:end-shape="id109" draw:end-glue-point="6" svg:d="m1674 2288c0 12686 999 19028 2997 19028" svg:viewBox="0 0 2998 19029">
          <text:p/>
        </draw:connector>
        <draw:connector draw:style-name="gr12" draw:text-style-name="P1" draw:layer="layout" draw:type="curve" svg:x1="1.674cm" svg:y1="2.288cm" svg:x2="4.671cm" svg:y2="26.523cm" draw:start-shape="id107" draw:start-glue-point="8" draw:end-shape="id110" draw:end-glue-point="6" svg:d="m1674 2288c0 16157 999 24235 2997 24235" svg:viewBox="0 0 2998 24236">
          <text:p/>
        </draw:connector>
        <draw:frame draw:style-name="gr36" draw:text-style-name="P5" draw:layer="layout" svg:width="2.026cm" svg:height="1.242cm" svg:x="2.975cm" svg:y="17.815cm">
          <draw:text-box>
            <text:p><text:span text:style-name="T4">=bob</text:span></text:p>
          </draw:text-box>
        </draw:frame>
        <draw:frame draw:style-name="gr32" draw:text-style-name="P5" draw:layer="layout" svg:width="2.407cm" svg:height="0.988cm" svg:x="3.302cm" svg:y="23.267cm">
          <draw:text-box>
            <text:p><text:span text:style-name="T4">@acme</text:span></text:p>
          </draw:text-box>
        </draw:frame>
        <draw:connector draw:style-name="gr12" draw:text-style-name="P1" draw:layer="layout" draw:type="curve" svg:x1="5.306cm" svg:y1="7.19cm" svg:x2="8.672cm" svg:y2="10.983cm" draw:start-shape="id108" draw:start-glue-point="8" draw:end-shape="id111" draw:end-glue-point="5" svg:d="m5306 7190c0 2529 1122 3793 3366 3793" svg:viewBox="0 0 3367 3794">
          <text:p/>
        </draw:connector>
        <draw:frame draw:style-name="gr32" draw:text-style-name="P5" draw:layer="layout" svg:width="3.55cm" svg:height="0.988cm" svg:x="6.125cm" svg:y="8.206cm">
          <draw:text-box>
            <text:p><text:span text:style-name="T4">&lt;+email&gt;</text:span></text:p>
          </draw:text-box>
        </draw:frame>
        <draw:frame draw:style-name="gr8" draw:text-style-name="P4" draw:layer="layout" svg:width="5.836cm" svg:height="0.988cm" svg:x="10.722cm" svg:y="10.52cm">
          <draw:text-box>
            <text:p><text:span text:style-name="T3">=alice&lt;+email&gt;</text:span></text:p>
          </draw:text-box>
        </draw:frame>
        <draw:connector draw:style-name="gr12" draw:text-style-name="P1" draw:layer="layout" draw:type="curve" svg:x1="9.307cm" svg:y1="11.618cm" svg:x2="11.847cm" svg:y2="15.606cm" draw:start-shape="id111" draw:start-glue-point="6" draw:end-shape="id112" draw:end-glue-point="5" svg:d="m9307 11618c0 2659 846 3988 2540 3988" svg:viewBox="0 0 2541 3989">
          <text:p/>
        </draw:connector>
        <draw:frame draw:style-name="gr32" draw:text-style-name="P5" draw:layer="layout" svg:width="0.883cm" svg:height="0.988cm" svg:x="10.074cm" svg:y="12.608cm">
          <draw:text-box>
            <text:p><text:span text:style-name="T4">&amp;</text:span></text:p>
          </draw:text-box>
        </draw:frame>
        <draw:custom-shape draw:style-name="gr10" draw:text-style-name="P1" xml:id="id113" draw:id="id113" draw:layer="layout" svg:width="1.143cm" svg:height="1.143cm" svg:x="15.656cm" svg:y="19.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1" draw:layer="layout" draw:type="curve" svg:x1="12.482cm" svg:y1="16.241cm" svg:x2="15.656cm" svg:y2="20.291cm" draw:start-shape="id112" draw:start-glue-point="6" draw:end-shape="id113" draw:end-glue-point="3" svg:d="m12482 16241c0 2700 1058 4050 3174 4050" svg:viewBox="0 0 3175 4051">
          <text:p/>
        </draw:connector>
        <draw:frame draw:style-name="gr8" draw:text-style-name="P4" draw:layer="layout" svg:width="6.217cm" svg:height="0.988cm" svg:x="13.884cm" svg:y="15.148cm">
          <draw:text-box>
            <text:p><text:span text:style-name="T3">=alice&lt;+email&gt;&amp;</text:span></text:p>
          </draw:text-box>
        </draw:frame>
        <draw:frame draw:style-name="gr32" draw:text-style-name="P5" draw:layer="layout" svg:width="0.883cm" svg:height="0.988cm" svg:x="13.475cm" svg:y="17.608cm">
          <draw:text-box>
            <text:p><text:span text:style-name="T4">&amp;</text:span></text:p>
          </draw:text-box>
        </draw:frame>
        <draw:connector draw:style-name="gr48" draw:text-style-name="P1" draw:layer="layout" draw:type="curve" svg:x1="5.306cm" svg:y1="7.19cm" svg:x2="5.306cm" svg:y2="20.681cm" draw:start-shape="id108" draw:start-glue-point="8" draw:end-shape="id109" draw:end-glue-point="4" svg:d="m5306 7190v13491" svg:viewBox="0 0 1 13492">
          <text:p/>
        </draw:connector>
        <draw:frame draw:style-name="gr8" draw:text-style-name="P4" draw:layer="layout" svg:width="3.169cm" svg:height="0.988cm" svg:x="6.004cm" svg:y="14.629cm">
          <draw:text-box>
            <text:p><text:span text:style-name="T3">+friend</text:span></text:p>
          </draw:text-box>
        </draw:frame>
        <draw:frame draw:style-name="gr8" draw:text-style-name="P4" draw:layer="layout" svg:width="6.979cm" svg:height="0.988cm" svg:x="12.99cm" svg:y="21.526cm">
          <draw:text-box>
            <text:p><text:span text:style-name="T3">“</text:span><text:span text:style-name="T3">alice@email.com”</text:span></text:p>
          </draw:text-box>
        </draw:frame>
        <draw:custom-shape draw:style-name="gr11" draw:text-style-name="P1" xml:id="id111" draw:id="id111" draw:layer="layout" svg:width="1.27cm" svg:height="1.27cm" svg:x="8.672cm" svg:y="10.3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112" draw:id="id112" draw:layer="layout" svg:width="1.27cm" svg:height="1.27cm" svg:x="11.847cm" svg:y="14.9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15" draw:style-name="dp1" draw:master-page-name="Default">
        <draw:frame draw:style-name="gr49" draw:text-style-name="P7" draw:layer="layout" svg:width="2.59cm" svg:height="1.045cm" svg:x="1.239cm" svg:y="1.223cm">
          <draw:text-box>
            <text:p text:style-name="P6"><text:span text:style-name="T3">Done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us </meta:initial-creator>
    <meta:creation-date>2013-12-30T19:23:09</meta:creation-date>
    <dc:date>2014-02-06T11:47:51.118952963</dc:date>
    <dc:creator>markus </dc:creator>
    <meta:editing-duration>PT19H45M19S</meta:editing-duration>
    <meta:editing-cycles>84</meta:editing-cycles>
    <meta:generator>LibreOffice/4.1.4.2$Linux_X86_64 LibreOffice_project/410m0$Build-2</meta:generator>
    <meta:document-statistic meta:object-count="375"/>
  </office:meta>
</office:document-meta>
</file>